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ans-serif"/>
    <style:font-face style:name="arial" svg:font-family="arial, helvetica, sans-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fo:font-size="11pt" style:font-size-asian="11pt" style:font-size-complex="11pt"/>
    </style:style>
    <style:style style:name="P2" style:family="paragraph" style:parent-style-name="Quotations">
      <style:paragraph-properties fo:margin-left="0cm" fo:margin-right="1cm" fo:text-indent="0cm" style:auto-text-indent="false"/>
      <style:text-properties officeooo:paragraph-rsid="000b6ec9"/>
    </style:style>
    <style:style style:name="P3" style:family="paragraph" style:parent-style-name="Standard">
      <style:text-properties officeooo:paragraph-rsid="000b6ec9"/>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rsid="000618af" officeooo:paragraph-rsid="000618af"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officeooo:paragraph-rsid="00138816"/>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normal" style:font-size-asian="11pt" style:font-style-asian="normal" style:font-size-complex="11pt" style:font-style-complex="normal"/>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officeooo:rsid="000c7685"/>
    </style:style>
    <style:style style:name="T9" style:family="text">
      <style:text-properties officeooo:rsid="000cb36b"/>
    </style:style>
    <style:style style:name="T10" style:family="text">
      <style:text-properties officeooo:rsid="000e2239"/>
    </style:style>
    <style:style style:name="T11" style:family="text">
      <style:text-properties fo:font-size="14pt" officeooo:rsid="000618af" style:font-size-asian="14pt" style:font-size-complex="14pt"/>
    </style:style>
    <style:style style:name="T12" style:family="text">
      <style:text-properties fo:font-size="16pt" officeooo:rsid="000618af"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2">Bioinformatics 1 – coursework 1</text:span><text:span text:style-name="T1"><text:line-break/></text:span><text:span text:style-name="T11">Report</text:span><text:span text:style-name="T1"><text:line-break/></text:span></text:p>
      <text:p text:style-name="P3"><text:span text:style-name="T4">Introduction (250 word limit) [</text:span><text:span text:style-name="Strong_20_Emphasis"><text:span text:style-name="T4">10 marks</text:span></text:span><text:span text:style-name="T4">]</text:span></text:p>
      <text:p text:style-name="P2"><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8">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8">My research is trying </text:span><text:span text:style-name="T9">investigate what species have </text:span><text:span text:style-name="T10">and do not have</text:span><text:span text:style-name="T9"> a functioning GULO gene as a means to learn more about their evolution.</text:span></text:p>
      <text:p text:style-name="Text_20_body"><text:span text:style-name="T4">Materials &amp; Methods (500 word limit) [</text:span><text:span text:style-name="Strong_20_Emphasis"><text:span text:style-name="T4">15 marks</text:span></text:span><text:span text:style-name="T4">]</text:span><text:span text:style-name="T2"><text:line-break/>Describe exactly what you did experimentally, starting with the original sequence,algorithms, databases, and parameters. If you used any additional methods you should include them here as well.</text:span></text:p>
      <text:p text:style-name="Text_20_body"><text:span text:style-name="T4">Results (500 word limit per species) [</text:span><text:span text:style-name="Strong_20_Emphasis"><text:span text:style-name="T4">50 marks</text:span></text:span><text:span text:style-name="T4">]</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text:line-break/></text:span></text:span></text:p>
      <text:p text:style-name="P8"><text:span text:style-name="Emphasis"><text:span text:style-name="T3">Xenopus tropicalis<text:line-break/></text:span></text:span></text:p>
      <text:p text:style-name="P8"><text:span text:style-name="Emphasis"><text:span text:style-name="T3">Elephas maximus<text:line-break/></text:span></text:span></text:p>
      <text:p text:style-name="P8"><text:span text:style-name="Emphasis"><text:span text:style-name="T3">Cavia porcellus<text:line-break/></text:span></text:span></text:p>
      <text:p text:style-name="P8"><text:span text:style-name="Emphasis"><text:span text:style-name="T3">Branchiostoma Ianceolatum<text:line-break/><text:line-break/></text:span></text:span></text:p>
      <text:p text:style-name="Text_20_body"><text:span text:style-name="T4">Discussion (400 word limit) [</text:span><text:span text:style-name="Strong_20_Emphasis"><text:span text:style-name="T4">20 marks</text:span></text:span><text:span text:style-name="T4">]</text:span><text:span text:style-name="T2"><text:line-break/>Bring together your findings from above, interpreting them based on the evidence you have accumulated, both experimental and from the references you have cited and read.</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p>
      <text:p text:style-name="Text_20_body"><text:span text:style-name="Strong_20_Emphasis"><text:span text:style-name="T2">Formatting Guidelines</text:span></text:span></text:p>
      <text:p text:style-name="P7"><text:soft-page-break/>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7">Submission is made by clicking the link at the top of this section and uploading the PDF file. Please do not put your name on the file or the report, the LEARN system will handle your identity and enable anonymous marking.</text:p>
      <text:p text:style-name="P7">If you have any questions please do ask in the discussion forum for coursework.</text:p>
      <text:p text:style-name="P4"/>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ans-serif"/>
    <style:font-face style:name="arial" svg:font-family="arial, helvetica, sans-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11T15:37:59.070314533</dc:date>
    <meta:editing-duration>PT7M8S</meta:editing-duration>
    <meta:editing-cycles>8</meta:editing-cycles>
    <meta:document-statistic meta:table-count="0" meta:image-count="0" meta:object-count="0" meta:page-count="2" meta:paragraph-count="17" meta:word-count="483" meta:character-count="3088" meta:non-whitespace-character-count="2610"/>
  </office:meta>
</office:document-meta>
</file>